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Inter" svg:font-family="Inter, NotoSansKR, 'Helvetica Neue', Helvetica, Arial, '맑은 고딕', 'malgun gothic', Dotum, sans-serif, 'Apple Color Emoji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3.133cm" table:align="left"/>
    </style:style>
    <style:style style:name="표1.A" style:family="table-column">
      <style:table-column-properties style:column-width="1.647cm"/>
    </style:style>
    <style:style style:name="표1.B" style:family="table-column">
      <style:table-column-properties style:column-width="1.485cm"/>
    </style:style>
    <style:style style:name="표1.A1" style:family="table-cell">
      <style:table-cell-properties style:vertical-align="middle" fo:padding="0cm" fo:border="none"/>
    </style:style>
    <style:style style:name="표1.A2" style:family="table-cell">
      <style:table-cell-properties style:vertical-align="middle" fo:background-color="#202b3d" fo:padding="0.049cm" fo:border="0.05pt solid #172334">
        <style:background-image/>
      </style:table-cell-properties>
    </style:style>
    <style:style style:name="표1.B3" style:family="table-cell">
      <style:table-cell-properties fo:padding="0.049cm" fo:border="none"/>
    </style:style>
    <style:style style:name="P1" style:family="paragraph" style:parent-style-name="Text_20_body">
      <style:paragraph-properties fo:text-align="start" style:justify-single-word="false" fo:orphans="2" fo:widows="2"/>
      <style:text-properties fo:font-variant="normal" fo:text-transform="none" fo:color="#263747" style:font-name="Inter" fo:font-size="9.60000038146973pt" fo:letter-spacing="normal" fo:font-style="normal" fo:font-weight="normal" fo:background-color="#263747" style:font-name-asian="Inter" style:font-size-asian="9.60000038146973pt" style:font-style-asian="normal" style:font-weight-asian="normal" style:font-name-complex="Inter" style:font-size-complex="9.60000038146973pt" style:font-style-complex="normal" style:font-weight-complex="normal"/>
    </style:style>
    <style:style style:name="P2" style:family="paragraph" style:parent-style-name="Text_20_body" style:list-style-name="L2">
      <style:paragraph-properties fo:margin-top="0cm" fo:margin-bottom="0cm" loext:contextual-spacing="false" fo:line-height="160%"/>
      <style:text-properties fo:font-variant="normal" fo:text-transform="none" fo:color="#b2c0cc" fo:letter-spacing="normal" fo:background-color="transparent"/>
    </style:style>
    <style:style style:name="P3" style:family="paragraph" style:parent-style-name="Text_20_body" style:list-style-name="L1">
      <loext:graphic-properties draw:fill="solid" draw:fill-color="#263747" draw:opacity="100%"/>
      <style:paragraph-properties fo:margin-top="0cm" fo:margin-bottom="0cm" loext:contextual-spacing="false" fo:line-height="160%" fo:text-align="start" style:justify-single-word="false" fo:orphans="2" fo:widows="2" fo:background-color="#263747" fo:padding="0cm" fo:border="none"/>
      <style:text-properties fo:font-variant="normal" fo:text-transform="none" fo:color="#ffffff" style:font-name="Inter" fo:font-size="9.60000038146973pt" fo:letter-spacing="normal" fo:font-style="normal" fo:font-weight="normal"/>
    </style:style>
    <style:style style:name="P4" style:family="paragraph" style:parent-style-name="Text_20_body" style:list-style-name="L1">
      <loext:graphic-properties draw:fill="solid" draw:fill-color="#263747" draw:opacity="100%"/>
      <style:paragraph-properties fo:margin-top="0cm" fo:margin-bottom="0cm" loext:contextual-spacing="false" fo:line-height="160%" fo:text-align="start" style:justify-single-word="false" fo:orphans="2" fo:widows="2" fo:background-color="#263747" fo:padding="0cm" fo:border="none"/>
    </style:style>
    <style:style style:name="P5" style:family="paragraph" style:parent-style-name="Text_20_body" style:list-style-name="L1">
      <loext:graphic-properties draw:fill="solid" draw:fill-color="#263747" draw:opacity="100%"/>
      <style:paragraph-properties fo:margin-top="0cm" fo:margin-bottom="0cm" loext:contextual-spacing="false" fo:line-height="160%" fo:text-align="start" style:justify-single-word="false" fo:orphans="2" fo:widows="2" fo:background-color="#263747" fo:padding-left="0cm" fo:padding-right="0cm" fo:padding-top="0cm" fo:padding-bottom="0.049cm" fo:border-left="none" fo:border-right="none" fo:border-top="none" fo:border-bottom="1.81pt solid #ffffff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80%" fo:text-indent="0cm" style:auto-text-indent="false"/>
      <style:text-properties fo:font-variant="normal" fo:text-transform="none" fo:color="#b2c0cc" fo:letter-spacing="normal" fo:background-color="transparent"/>
    </style:style>
    <style:style style:name="P7" style:family="paragraph" style:parent-style-name="Standard">
      <style:paragraph-properties style:line-height-at-least="0.402cm"/>
      <style:text-properties fo:color="#d4d4d4" style:font-name="Consolas" fo:font-size="8.39999961853027pt" fo:font-weight="normal" fo:background-color="#1e1e1e"/>
    </style:style>
    <style:style style:name="P8" style:family="paragraph" style:parent-style-name="Standard">
      <style:paragraph-properties style:line-height-at-least="0.402cm"/>
      <style:text-properties fo:color="#d4d4d4" style:font-name="Consolas" fo:font-size="8.39999961853027pt" fo:font-weight="normal" fo:background-color="#1e1e1e"/>
    </style:style>
    <style:style style:name="P9" style:family="paragraph" style:parent-style-name="Standard">
      <style:paragraph-properties style:line-height-at-least="0.402cm"/>
      <style:text-properties fo:color="#d4d4d4" style:font-name="Consolas" fo:font-size="8.39999961853027pt" fo:font-weight="normal" officeooo:rsid="000804d5" officeooo:paragraph-rsid="000804d5" fo:background-color="transparent"/>
    </style:style>
    <style:style style:name="P10" style:family="paragraph" style:parent-style-name="Standard">
      <style:paragraph-properties style:line-height-at-least="0.402cm"/>
      <style:text-properties fo:color="#d4d4d4" style:font-name="Consolas" fo:font-size="8.39999961853027pt" fo:font-weight="normal" fo:background-color="transparent"/>
    </style:style>
    <style:style style:name="P11" style:family="paragraph" style:parent-style-name="Standard">
      <style:paragraph-properties style:line-height-at-least="0.402cm"/>
      <style:text-properties fo:color="#d4d4d4" fo:background-color="#1e1e1e"/>
    </style:style>
    <style:style style:name="P12" style:family="paragraph" style:parent-style-name="Standard">
      <style:paragraph-properties style:line-height-at-least="0.402cm"/>
      <style:text-properties fo:color="#d4d4d4" fo:background-color="transparent"/>
    </style:style>
    <style:style style:name="P13" style:family="paragraph" style:parent-style-name="Standard">
      <style:paragraph-properties style:line-height-at-least="0.402cm"/>
    </style:style>
    <style:style style:name="P14" style:family="paragraph" style:parent-style-name="Standard">
      <style:text-properties fo:background-color="transparent"/>
    </style:style>
    <style:style style:name="P15" style:family="paragraph" style:parent-style-name="Standard">
      <style:paragraph-properties style:line-height-at-least="0.402cm"/>
      <style:text-properties fo:background-color="transparent"/>
    </style:style>
    <style:style style:name="P16" style:family="paragraph" style:parent-style-name="Heading_20_4">
      <style:paragraph-properties fo:margin-left="0cm" fo:margin-right="0cm" fo:margin-top="0cm" fo:margin-bottom="0cm" loext:contextual-spacing="false" fo:line-height="160%" fo:text-indent="0cm" style:auto-text-indent="false"/>
      <style:text-properties fo:font-variant="normal" fo:text-transform="none" fo:color="#ffffff" fo:letter-spacing="normal" fo:background-color="transparent" style:font-name-asian="Inter" style:font-size-asian="9.60000038146973pt" style:font-style-asian="normal" style:font-weight-asian="bold"/>
    </style:style>
    <style:style style:name="P17" style:family="paragraph" style:parent-style-name="Table_20_Contents">
      <style:paragraph-properties fo:line-height="160%" fo:orphans="4"/>
      <style:text-properties fo:font-size="9.60000038146973pt"/>
    </style:style>
    <style:style style:name="P18" style:family="paragraph" style:parent-style-name="Table_20_Contents">
      <style:paragraph-properties fo:line-height="160%" fo:text-align="center" style:justify-single-word="false" fo:orphans="4"/>
      <style:text-properties fo:font-size="9.60000038146973pt"/>
    </style:style>
    <style:style style:name="P19" style:family="paragraph" style:parent-style-name="Table_20_Contents">
      <style:text-properties fo:font-size="2pt" style:font-size-asian="2pt" style:font-size-complex="2pt"/>
    </style:style>
    <style:style style:name="P20" style:family="paragraph" style:parent-style-name="Heading_20_6">
      <style:paragraph-properties fo:margin-top="0cm" fo:margin-bottom="0.247cm" loext:contextual-spacing="false" fo:line-height="150%"/>
      <style:text-properties fo:color="#ffffff" style:font-name-asian="Inter" style:font-size-asian="8.39999961853027pt" style:font-weight-asian="bold"/>
    </style:style>
    <style:style style:name="P21" style:family="paragraph" style:parent-style-name="Table_20_Heading">
      <style:text-properties fo:font-weight="bold"/>
    </style:style>
    <style:style style:name="P22" style:family="paragraph" style:parent-style-name="Table_20_Heading">
      <style:paragraph-properties fo:text-align="center" style:justify-single-word="false"/>
      <style:text-properties fo:font-weight="bold"/>
    </style:style>
    <style:style style:name="T1" style:family="text">
      <style:text-properties style:font-name="Inter" fo:font-size="9.60000038146973pt" fo:font-style="normal" fo:font-weight="normal"/>
    </style:style>
    <style:style style:name="T2" style:family="text">
      <style:text-properties style:font-name-asian="Inter" style:font-size-asian="9.60000038146973pt" style:font-style-asian="normal" style:font-weight-asian="normal"/>
    </style:style>
    <style:style style:name="T3" style:family="text">
      <style:text-properties fo:font-variant="normal" fo:text-transform="none" fo:color="#ffffff" fo:letter-spacing="normal" style:font-name-asian="Inter" style:font-size-asian="9.60000038146973pt" style:font-style-asian="normal" style:font-weight-asian="normal"/>
    </style:style>
    <style:style style:name="T4" style:family="text">
      <style:text-properties fo:color="#808080"/>
    </style:style>
    <style:style style:name="T5" style:family="text">
      <style:text-properties fo:color="#569cd6"/>
    </style:style>
    <style:style style:name="T6" style:family="text">
      <style:text-properties fo:color="#569cd6" style:font-name="Consolas" fo:font-size="8.39999961853027pt" fo:font-weight="normal"/>
    </style:style>
    <style:style style:name="T7" style:family="text">
      <style:text-properties fo:color="#ce9178"/>
    </style:style>
    <style:style style:name="T8" style:family="text">
      <style:text-properties fo:color="#4fc1ff"/>
    </style:style>
    <style:style style:name="T9" style:family="text">
      <style:text-properties fo:color="#b5cea8"/>
    </style:style>
    <style:style style:name="T10" style:family="text">
      <style:text-properties fo:color="#b5cea8" style:font-name="Consolas" fo:font-size="8.39999961853027pt" fo:font-weight="normal"/>
    </style:style>
    <style:style style:name="T11" style:family="text">
      <style:text-properties fo:color="#9cdcfe"/>
    </style:style>
    <style:style style:name="T12" style:family="text">
      <style:text-properties fo:color="#9cdcfe" style:font-name="Consolas" fo:font-size="8.39999961853027pt" fo:font-weight="normal"/>
    </style:style>
    <style:style style:name="T13" style:family="text">
      <style:text-properties fo:color="#dcdcaa"/>
    </style:style>
    <style:style style:name="T14" style:family="text">
      <style:text-properties fo:color="#dcdcaa" style:font-name="Consolas" fo:font-size="8.39999961853027pt" fo:font-weight="normal"/>
    </style:style>
    <style:style style:name="T15" style:family="text">
      <style:text-properties style:font-name="Consolas" fo:font-size="8.39999961853027pt" fo:font-weight="normal"/>
    </style:style>
    <style:style style:name="T16" style:family="text">
      <style:text-properties fo:color="#c586c0" style:font-name="Consolas" fo:font-size="8.39999961853027pt" fo:font-weight="normal"/>
    </style:style>
    <style:style style:name="T17" style:family="text">
      <style:text-properties officeooo:rsid="000804d5"/>
    </style:style>
    <style:style style:name="Sect1" style:family="section">
      <style:section-properties fo:background-color="#263747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21910754" text:style-name="L1">
        <text:list-item>
          <text:p text:style-name="P5"><text:bookmark text:name="tab"/><text:span text:style-name="T3">평균 구하기</text:span></text:p>
        </text:list-item>
      </text:list>
      <text:section text:style-name="Sect1" text:name="tour2">
        <text:h text:style-name="P20" text:outline-level="6">문제 설명</text:h>
        <text:p text:style-name="P6"><text:span text:style-name="T2">정수를 담고 있는 배열 </text:span><text:span text:style-name="T1">arr</text:span><text:span text:style-name="T2">의 평균값을 </text:span><text:span text:style-name="T1">return</text:span><text:span text:style-name="T2">하는 함수</text:span><text:span text:style-name="T1">, solution</text:span><text:span text:style-name="T2">을 완성해보세요</text:span><text:span text:style-name="T1">.</text:span></text:p>
        <text:h text:style-name="P16" text:outline-level="4">제한사항</text:h>
        <text:list xml:id="list3573153049" text:style-name="L2">
          <text:list-item>
            <text:p text:style-name="P2"><text:span text:style-name="T1">arr</text:span><text:span text:style-name="T2">은 길이 </text:span><text:span text:style-name="T1">1 </text:span><text:span text:style-name="T2">이상</text:span><text:span text:style-name="T1">, 100 </text:span><text:span text:style-name="T2">이하인 배열입니다</text:span><text:span text:style-name="T1">.</text:span></text:p>
          </text:list-item>
          <text:list-item>
            <text:p text:style-name="P2"><text:span text:style-name="T1">arr</text:span><text:span text:style-name="T2">의 원소는 </text:span><text:span text:style-name="T1">-10,000 </text:span><text:span text:style-name="T2">이상 </text:span><text:span text:style-name="T1">10,000 </text:span><text:span text:style-name="T2">이하인 정수입니다</text:span><text:span text:style-name="T1">.</text:span></text:p>
          </text:list-item>
        </text:list>
        <text:h text:style-name="P16" text:outline-level="4">입출력 예</text:h>
        <table:table table:name="표1" table:style-name="표1">
          <table:table-column table:style-name="표1.A"/>
          <table:table-column table:style-name="표1.B"/>
          <table:table-header-rows>
            <table:table-row>
              <table:table-cell table:style-name="표1.A1" office:value-type="string">
                <text:p text:style-name="P21">arr</text:p>
              </table:table-cell>
              <table:table-cell table:style-name="표1.A1" office:value-type="string">
                <text:p text:style-name="P22">return</text:p>
              </table:table-cell>
            </table:table-row>
          </table:table-header-rows>
          <table:table-row>
            <table:table-cell table:style-name="표1.A2" office:value-type="string">
              <text:p text:style-name="P17">[1,2,3,4]</text:p>
            </table:table-cell>
            <table:table-cell table:style-name="표1.A2" office:value-type="string">
              <text:p text:style-name="P18">2.5</text:p>
            </table:table-cell>
          </table:table-row>
          <table:table-row>
            <table:table-cell table:style-name="표1.A2" office:value-type="string">
              <text:p text:style-name="P17">[5,5]</text:p>
            </table:table-cell>
            <table:table-cell table:style-name="표1.B3" office:value-type="string">
              <text:p text:style-name="P19"/>
            </table:table-cell>
          </table:table-row>
        </table:table>
        <text:p text:style-name="P1"/>
      </text:section>
      <text:p text:style-name="P7"><text:span text:style-name="T4"/></text:p>
      <text:p text:style-name="P9"><text:span text:style-name="T4">풀이</text:span></text:p>
      <text:p text:style-name="P10"><text:span text:style-name="T4"/></text:p>
      <text:p text:style-name="P8"><text:span text:style-name="T4">&lt;</text:span><text:span text:style-name="T5">script</text:span><text:span text:style-name="T4">&gt;</text:span></text:p>
      <text:p text:style-name="P7"><text:span text:style-name="T7">'use strict'</text:span>;</text:p>
      <text:p text:style-name="P13"/>
      <text:p text:style-name="P7"><text:span text:style-name="T5">const</text:span> <text:span text:style-name="T8">arr</text:span> = [<text:span text:style-name="T9">1</text:span>, <text:span text:style-name="T9">2</text:span>, <text:span text:style-name="T9">3</text:span>, <text:span text:style-name="T9">4</text:span>];</text:p>
      <text:p text:style-name="P7"><text:span text:style-name="T5">let</text:span> <text:span text:style-name="T11">result</text:span> = <text:span text:style-name="T9">0</text:span>;</text:p>
      <text:p text:style-name="P13"/>
      <text:p text:style-name="P7"><text:span text:style-name="T5">function</text:span> <text:span text:style-name="T13">average</text:span>(<text:span text:style-name="T11">arr</text:span>) {</text:p>
      <text:p text:style-name="P11">    <text:span text:style-name="T16">for</text:span><text:span text:style-name="T15"> (</text:span><text:span text:style-name="T6">let</text:span><text:span text:style-name="T15"> </text:span><text:span text:style-name="T12">i</text:span><text:span text:style-name="T15"> = </text:span><text:span text:style-name="T10">0</text:span><text:span text:style-name="T15">; </text:span><text:span text:style-name="T12">i</text:span><text:span text:style-name="T15"> &lt;</text:span><text:span text:style-name="T12">arr</text:span><text:span text:style-name="T15">.</text:span><text:span text:style-name="T12">length</text:span><text:span text:style-name="T15">; </text:span><text:span text:style-name="T12">i</text:span><text:span text:style-name="T15">++) {</text:span></text:p>
      <text:p text:style-name="P11">        <text:span text:style-name="T12">result</text:span><text:span text:style-name="T15"> += </text:span><text:span text:style-name="T12">arr</text:span><text:span text:style-name="T15">[</text:span><text:span text:style-name="T12">i</text:span><text:span text:style-name="T15">];</text:span></text:p>
      <text:p text:style-name="P11">        <text:span text:style-name="T12">console</text:span><text:span text:style-name="T15">.</text:span><text:span text:style-name="T14">log</text:span><text:span text:style-name="T15">(</text:span><text:span text:style-name="T12">result</text:span><text:span text:style-name="T15">)</text:span></text:p>
      <text:p text:style-name="P11">    <text:span text:style-name="T15">}</text:span></text:p>
      <text:p text:style-name="P11">    <text:span text:style-name="T16">return</text:span><text:span text:style-name="T15"> </text:span><text:span text:style-name="T12">result</text:span><text:span text:style-name="T15"> / </text:span><text:span text:style-name="T12">arr</text:span><text:span text:style-name="T15">.</text:span><text:span text:style-name="T12">length</text:span></text:p>
      <text:p text:style-name="P11">  <text:span text:style-name="T15">}</text:span></text:p>
      <text:p text:style-name="P7"><text:span text:style-name="T13">average</text:span>(<text:span text:style-name="T8">arr</text:span>)</text:p>
      <text:p text:style-name="P7"><text:span text:style-name="T4">&lt;/</text:span><text:span text:style-name="T5">script</text:span><text:span text:style-name="T4">&gt;</text:span></text:p>
      <text:p text:style-name="P10"><text:span text:style-name="T4"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Inter" svg:font-family="Inter, NotoSansKR, 'Helvetica Neue', Helvetica, Arial, '맑은 고딕', 'malgun gothic', Dotum, sans-serif, 'Apple Color Emoji', 'Noto Color Emoji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바탕1" style:font-family-asian="바탕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Times New Roman" fo:font-family="'Times New Roman'" style:font-family-generic="roman" style:font-pitch="variable" fo:font-size="7pt" fo:font-weight="bold" style:font-name-asian="바탕1" style:font-family-asian="바탕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Times New Roman" fo:font-family="'Times New Roman'" style:font-family-generic="roman" style:font-pitch="variable" fo:font-size="12pt" fo:font-weight="bold" style:font-name-asian="바탕1" style:font-family-asian="바탕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1T15:50:30.292000000</meta:creation-date>
    <dc:date>2020-07-01T15:53:45.254000000</dc:date>
    <meta:editing-duration>PT3M15S</meta:editing-duration>
    <meta:editing-cycles>1</meta:editing-cycles>
    <meta:document-statistic meta:table-count="1" meta:image-count="0" meta:object-count="0" meta:page-count="1" meta:paragraph-count="26" meta:word-count="131" meta:character-count="405" meta:non-whitespace-character-count="326"/>
    <meta:generator>Trio_Office/6.2.8.2$Windows_x86 LibreOffice_project/</meta:generator>
  </office:meta>
</office:document-meta>
</file>